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2.824cm" style:rel-column-width="1601*"/>
    </style:style>
    <style:style style:name="Table1.B" style:family="table-column">
      <style:table-column-properties style:column-width="8.484cm" style:rel-column-width="4810*"/>
    </style:style>
    <style:style style:name="Table1.C" style:family="table-column">
      <style:table-column-properties style:column-width="3.341cm" style:rel-column-width="189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text-properties fo:font-size="9pt" style:font-size-asian="9pt" style:font-size-complex="9pt"/>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properties fo:language="pt" fo:country="BR"/>
    </style:style>
    <style:style style:name="P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language="pt" fo:country="BR" style:letter-kerning="true"/>
    </style:style>
    <style:style style:name="P10"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language="pt" fo:country="BR"/>
    </style:style>
    <style:style style:name="P12"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13"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14"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1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16" style:family="paragraph" style:parent-style-name="Header">
      <style:paragraph-properties fo:margin-left="-0.085cm" fo:margin-right="0.004cm" fo:text-indent="0cm" style:auto-text-indent="false" style:snap-to-layout-grid="false"/>
      <style:text-properties fo:font-size="8pt" style:font-size-asian="8pt"/>
    </style:style>
    <style:style style:name="P17" style:family="paragraph" style:parent-style-name="Header">
      <style:paragraph-properties fo:margin-left="-0.085cm" fo:margin-right="0.004cm" fo:text-indent="0cm" style:auto-text-indent="false" style:snap-to-layout-grid="false"/>
    </style:style>
    <style:style style:name="P18"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9"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20" style:family="paragraph" style:parent-style-name="Standard">
      <style:text-properties fo:language="pt" fo:country="BR"/>
    </style:style>
    <style:style style:name="P21" style:family="paragraph" style:parent-style-name="Standard">
      <style:text-properties fo:language="pt" fo:country="BR" fo:font-weight="bold" style:font-weight-asian="bold"/>
    </style:style>
    <style:style style:name="P22" style:family="paragraph" style:parent-style-name="Standard">
      <style:paragraph-properties fo:text-align="end" style:justify-single-word="false"/>
      <style:text-properties fo:language="pt" fo:country="BR"/>
    </style:style>
    <style:style style:name="P23"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24"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25" style:family="paragraph" style:parent-style-name="Standard">
      <style:paragraph-properties fo:text-align="end" style:justify-single-word="false"/>
      <style:text-properties style:font-name="Arial3" fo:language="pt" fo:country="BR" fo:font-weight="bold" style:font-weight-asian="bold"/>
    </style:style>
    <style:style style:name="P26"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27"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28"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29"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30"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31"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32"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33"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34"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35"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6" style:family="paragraph" style:parent-style-name="Standard">
      <style:paragraph-properties fo:margin-left="0.76cm" fo:margin-right="0cm" fo:text-indent="0cm" style:auto-text-indent="false"/>
      <style:text-properties fo:language="pt" fo:country="BR"/>
    </style:style>
    <style:style style:name="P37"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Table_20_Contents">
      <style:paragraph-properties fo:margin-left="0.009cm" fo:margin-right="0.009cm" fo:text-indent="0cm" style:auto-text-indent="false"/>
    </style:style>
    <style:style style:name="P40" style:family="paragraph" style:parent-style-name="Table_20_Contents">
      <style:paragraph-properties fo:margin-left="0.026cm" fo:margin-right="0.009cm" fo:text-align="start" style:justify-single-word="false" fo:text-indent="0cm" style:auto-text-indent="false"/>
    </style:style>
    <style:style style:name="P41" style:family="paragraph" style:parent-style-name="Table_20_Contents">
      <style:paragraph-properties fo:margin-left="0.026cm" fo:margin-right="0.009cm" fo:text-indent="0cm" style:auto-text-indent="false"/>
      <style:text-properties style:font-name="Arial3"/>
    </style:style>
    <style:style style:name="P42" style:family="paragraph" style:parent-style-name="Standard">
      <style:paragraph-properties fo:margin-left="-0.018cm" fo:margin-right="0cm" fo:text-indent="0cm" style:auto-text-indent="false"/>
      <style:text-properties fo:language="pt" fo:country="BR"/>
    </style:style>
    <style:style style:name="P43" style:family="paragraph" style:parent-style-name="Table_20_Contents">
      <style:paragraph-properties fo:margin-left="0.079cm" fo:margin-right="-0.009cm" fo:text-indent="0cm" style:auto-text-indent="false"/>
      <style:text-properties style:font-name="Arial3"/>
    </style:style>
    <style:style style:name="P44" style:family="paragraph" style:parent-style-name="Table_20_Contents">
      <style:paragraph-properties fo:margin-left="0.026cm" fo:margin-right="-0.009cm" fo:margin-top="0cm" fo:margin-bottom="0.101cm" fo:text-indent="0cm" style:auto-text-indent="false"/>
      <style:text-properties style:font-name="Arial3"/>
    </style:style>
    <style:style style:name="P45" style:family="paragraph" style:parent-style-name="Table_20_Contents">
      <style:paragraph-properties fo:margin-left="0.115cm" fo:margin-right="-0.009cm" fo:text-indent="0cm" style:auto-text-indent="false"/>
      <style:text-properties style:font-name="Arial3"/>
    </style:style>
    <style:style style:name="P46" style:family="paragraph" style:parent-style-name="Table_20_Contents">
      <style:paragraph-properties fo:margin-left="0.009cm" fo:margin-right="-0.009cm" fo:margin-top="0cm" fo:margin-bottom="0.101cm" fo:text-indent="0cm" style:auto-text-indent="false"/>
      <style:text-properties style:font-name="Arial3"/>
    </style:style>
    <style:style style:name="P4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8"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49"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50"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1"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2"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3"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4"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5" style:family="paragraph" style:parent-style-name="Standard">
      <style:paragraph-properties fo:margin-left="0cm" fo:margin-right="0cm" fo:text-indent="0cm" style:auto-text-indent="false"/>
      <style:text-properties fo:language="pt" fo:country="BR"/>
    </style:style>
    <style:style style:name="P56" style:family="paragraph" style:parent-style-name="Standard" style:list-style-name="L3">
      <style:paragraph-properties fo:margin-left="0cm" fo:margin-right="0cm" fo:text-indent="0cm" style:auto-text-indent="false"/>
      <style:text-properties fo:language="pt" fo:country="BR"/>
    </style:style>
    <style:style style:name="P57" style:family="paragraph" style:parent-style-name="Standard" style:list-style-name="L3">
      <style:paragraph-properties fo:margin-left="0cm" fo:margin-right="0cm" fo:text-indent="0cm" style:auto-text-indent="false"/>
      <style:text-properties fo:language="pt" fo:country="BR"/>
    </style:style>
    <style:style style:name="P58" style:family="paragraph" style:parent-style-name="Standard" style:list-style-name="L3">
      <style:paragraph-properties fo:margin-left="0cm" fo:margin-right="0cm" fo:text-indent="0cm" style:auto-text-indent="false"/>
      <style:text-properties fo:language="pt" fo:country="BR"/>
    </style:style>
    <style:style style:name="P59"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0"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61"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Standard" style:list-style-name="L4">
      <style:paragraph-properties fo:margin-left="0cm" fo:margin-right="0cm" fo:text-indent="0cm" style:auto-text-indent="false"/>
      <style:text-properties fo:language="pt" fo:country="BR"/>
    </style:style>
    <style:style style:name="P63" style:family="paragraph" style:parent-style-name="Standard" style:list-style-name="L4">
      <style:paragraph-properties fo:margin-left="0cm" fo:margin-right="0cm" fo:text-indent="0cm" style:auto-text-indent="false"/>
      <style:text-properties fo:language="pt" fo:country="BR"/>
    </style:style>
    <style:style style:name="P64" style:family="paragraph" style:parent-style-name="Standard" style:list-style-name="L5">
      <style:paragraph-properties fo:margin-left="0cm" fo:margin-right="0cm" fo:text-indent="0cm" style:auto-text-indent="false"/>
      <style:text-properties fo:language="pt" fo:country="BR"/>
    </style:style>
    <style:style style:name="P65" style:family="paragraph" style:parent-style-name="Standard" style:list-style-name="L5">
      <style:paragraph-properties fo:margin-left="0cm" fo:margin-right="0cm" fo:text-indent="0cm" style:auto-text-indent="false"/>
      <style:text-properties fo:language="pt" fo:country="BR"/>
    </style:style>
    <style:style style:name="P66" style:family="paragraph" style:parent-style-name="Standard" style:list-style-name="L5">
      <style:paragraph-properties fo:margin-left="0cm" fo:margin-right="0cm" fo:text-indent="0cm" style:auto-text-indent="false"/>
      <style:text-properties fo:language="pt" fo:country="BR"/>
    </style:style>
    <style:style style:name="P67" style:family="paragraph" style:parent-style-name="Standard" style:list-style-name="L5">
      <style:paragraph-properties fo:margin-left="0cm" fo:margin-right="0cm" fo:text-indent="0cm" style:auto-text-indent="false"/>
      <style:text-properties fo:language="pt" fo:country="BR"/>
    </style:style>
    <style:style style:name="P68" style:family="paragraph" style:parent-style-name="Standard" style:list-style-name="L6">
      <style:paragraph-properties fo:margin-left="0cm" fo:margin-right="0cm" fo:text-indent="0cm" style:auto-text-indent="false"/>
      <style:text-properties fo:language="pt" fo:country="BR"/>
    </style:style>
    <style:style style:name="P69" style:family="paragraph" style:parent-style-name="Standard" style:list-style-name="L6">
      <style:paragraph-properties fo:margin-left="0cm" fo:margin-right="0cm" fo:text-indent="0cm" style:auto-text-indent="false"/>
      <style:text-properties fo:language="pt" fo:country="BR"/>
    </style:style>
    <style:style style:name="P70" style:family="paragraph" style:parent-style-name="Standard" style:list-style-name="L6">
      <style:paragraph-properties fo:margin-left="0cm" fo:margin-right="0cm" fo:text-indent="0cm" style:auto-text-indent="false"/>
      <style:text-properties fo:language="pt" fo:country="BR"/>
    </style:style>
    <style:style style:name="P71" style:family="paragraph" style:parent-style-name="Standard" style:list-style-name="L6">
      <style:paragraph-properties fo:margin-left="0cm" fo:margin-right="0cm" fo:text-indent="0cm" style:auto-text-indent="false"/>
      <style:text-properties fo:language="pt" fo:country="BR"/>
    </style:style>
    <style:style style:name="P72" style:family="paragraph" style:parent-style-name="Standard" style:list-style-name="L6">
      <style:paragraph-properties fo:margin-left="0cm" fo:margin-right="0cm" fo:text-indent="0cm" style:auto-text-indent="false"/>
      <style:text-properties fo:language="pt" fo:country="BR"/>
    </style:style>
    <style:style style:name="P73" style:family="paragraph" style:parent-style-name="Standard" style:list-style-name="L7">
      <style:paragraph-properties fo:margin-left="0cm" fo:margin-right="0cm" fo:text-indent="0cm" style:auto-text-indent="false"/>
      <style:text-properties fo:language="pt" fo:country="BR"/>
    </style:style>
    <style:style style:name="P74" style:family="paragraph" style:parent-style-name="Standard" style:list-style-name="L7">
      <style:paragraph-properties fo:margin-left="0cm" fo:margin-right="0cm" fo:text-indent="0cm" style:auto-text-indent="false"/>
      <style:text-properties fo:language="pt" fo:country="BR"/>
    </style:style>
    <style:style style:name="P75" style:family="paragraph" style:parent-style-name="Standard" style:list-style-name="L7">
      <style:paragraph-properties fo:margin-left="0cm" fo:margin-right="0cm" fo:text-indent="0cm" style:auto-text-indent="false"/>
      <style:text-properties fo:language="pt" fo:country="BR"/>
    </style:style>
    <style:style style:name="P76" style:family="paragraph" style:parent-style-name="Standard" style:list-style-name="L7">
      <style:paragraph-properties fo:margin-left="0cm" fo:margin-right="0cm" fo:text-indent="0cm" style:auto-text-indent="false"/>
      <style:text-properties fo:language="pt" fo:country="BR"/>
    </style:style>
    <style:style style:name="P77" style:family="paragraph" style:parent-style-name="Standard" style:list-style-name="L7">
      <style:paragraph-properties fo:margin-left="0cm" fo:margin-right="0cm" fo:text-indent="0cm" style:auto-text-indent="false"/>
      <style:text-properties fo:language="pt" fo:country="BR"/>
    </style:style>
    <style:style style:name="P78" style:family="paragraph" style:parent-style-name="Standard" style:list-style-name="L7">
      <style:paragraph-properties fo:margin-left="0cm" fo:margin-right="0cm" fo:text-indent="0cm" style:auto-text-indent="false"/>
      <style:text-properties fo:language="pt" fo:country="BR"/>
    </style:style>
    <style:style style:name="P79" style:family="paragraph" style:parent-style-name="Standard" style:list-style-name="L7">
      <style:paragraph-properties fo:margin-left="0cm" fo:margin-right="0cm" fo:text-indent="0cm" style:auto-text-indent="false"/>
      <style:text-properties fo:language="pt" fo:country="BR"/>
    </style:style>
    <style:style style:name="P80" style:family="paragraph" style:parent-style-name="Standard" style:list-style-name="L7">
      <style:paragraph-properties fo:margin-left="0cm" fo:margin-right="0cm" fo:text-indent="0cm" style:auto-text-indent="false"/>
      <style:text-properties fo:language="pt" fo:country="BR"/>
    </style:style>
    <style:style style:name="P81" style:family="paragraph" style:parent-style-name="Standard" style:list-style-name="L7">
      <style:paragraph-properties fo:margin-left="0cm" fo:margin-right="0cm" fo:text-indent="0cm" style:auto-text-indent="false"/>
      <style:text-properties fo:language="pt" fo:country="BR"/>
    </style:style>
    <style:style style:name="P82" style:family="paragraph" style:parent-style-name="Standard" style:list-style-name="L7">
      <style:paragraph-properties fo:margin-left="0cm" fo:margin-right="0cm" fo:text-indent="0cm" style:auto-text-indent="false"/>
      <style:text-properties fo:language="pt" fo:country="BR"/>
    </style:style>
    <style:style style:name="P83" style:family="paragraph" style:parent-style-name="Standard" style:list-style-name="L7">
      <style:paragraph-properties fo:margin-left="0cm" fo:margin-right="0cm" fo:text-indent="0cm" style:auto-text-indent="false"/>
      <style:text-properties fo:language="pt" fo:country="BR"/>
    </style:style>
    <style:style style:name="P84" style:family="paragraph" style:parent-style-name="Standard" style:list-style-name="L7">
      <style:paragraph-properties fo:margin-left="0cm" fo:margin-right="0cm" fo:text-indent="0cm" style:auto-text-indent="false"/>
      <style:text-properties fo:language="pt" fo:country="BR"/>
    </style:style>
    <style:style style:name="P85" style:family="paragraph" style:parent-style-name="Standard" style:list-style-name="L7">
      <style:paragraph-properties fo:margin-left="0cm" fo:margin-right="0cm" fo:text-indent="0cm" style:auto-text-indent="false"/>
      <style:text-properties fo:language="pt" fo:country="BR"/>
    </style:style>
    <style:style style:name="P86" style:family="paragraph" style:parent-style-name="Standard" style:list-style-name="L7">
      <style:paragraph-properties fo:margin-left="0cm" fo:margin-right="0cm" fo:text-indent="0cm" style:auto-text-indent="false"/>
      <style:text-properties fo:language="pt" fo:country="BR"/>
    </style:style>
    <style:style style:name="P87" style:family="paragraph" style:parent-style-name="Standard" style:list-style-name="L8">
      <style:paragraph-properties fo:margin-left="0cm" fo:margin-right="0cm" fo:text-indent="0cm" style:auto-text-indent="false"/>
      <style:text-properties fo:language="pt" fo:country="BR"/>
    </style:style>
    <style:style style:name="P88" style:family="paragraph" style:parent-style-name="Standard" style:list-style-name="L8">
      <style:paragraph-properties fo:margin-left="0cm" fo:margin-right="0cm" fo:text-indent="0cm" style:auto-text-indent="false"/>
      <style:text-properties fo:language="pt" fo:country="BR"/>
    </style:style>
    <style:style style:name="P89" style:family="paragraph" style:parent-style-name="Standard" style:list-style-name="L8">
      <style:paragraph-properties fo:margin-left="0cm" fo:margin-right="0cm" fo:text-indent="0cm" style:auto-text-indent="false"/>
      <style:text-properties fo:language="pt" fo:country="BR"/>
    </style:style>
    <style:style style:name="P90" style:family="paragraph" style:parent-style-name="Standard" style:list-style-name="L8">
      <style:paragraph-properties fo:margin-left="0cm" fo:margin-right="0cm" fo:text-indent="0cm" style:auto-text-indent="false"/>
      <style:text-properties fo:language="pt" fo:country="BR"/>
    </style:style>
    <style:style style:name="P91" style:family="paragraph" style:parent-style-name="Standard" style:list-style-name="L8">
      <style:paragraph-properties fo:margin-left="0cm" fo:margin-right="0cm" fo:text-indent="0cm" style:auto-text-indent="false"/>
      <style:text-properties fo:language="pt" fo:country="BR"/>
    </style:style>
    <style:style style:name="P92" style:family="paragraph" style:parent-style-name="Standard" style:list-style-name="L8">
      <style:paragraph-properties fo:margin-left="0cm" fo:margin-right="0cm" fo:text-indent="0cm" style:auto-text-indent="false"/>
      <style:text-properties fo:language="pt" fo:country="BR"/>
    </style:style>
    <style:style style:name="P93" style:family="paragraph" style:parent-style-name="Standard" style:list-style-name="L8">
      <style:paragraph-properties fo:margin-left="0cm" fo:margin-right="0cm" fo:text-indent="0cm" style:auto-text-indent="false"/>
      <style:text-properties fo:language="pt" fo:country="BR"/>
    </style:style>
    <style:style style:name="P94" style:family="paragraph" style:parent-style-name="Standard" style:list-style-name="L9">
      <style:paragraph-properties fo:margin-left="0cm" fo:margin-right="0cm" fo:text-indent="0cm" style:auto-text-indent="false"/>
      <style:text-properties fo:language="pt" fo:country="BR"/>
    </style:style>
    <style:style style:name="P95" style:family="paragraph" style:parent-style-name="Standard" style:list-style-name="L9">
      <style:paragraph-properties fo:margin-left="0cm" fo:margin-right="0cm" fo:text-indent="0cm" style:auto-text-indent="false"/>
      <style:text-properties fo:language="pt" fo:country="BR"/>
    </style:style>
    <style:style style:name="P96" style:family="paragraph" style:parent-style-name="Standard" style:list-style-name="L9">
      <style:paragraph-properties fo:margin-left="0cm" fo:margin-right="0cm" fo:text-indent="0cm" style:auto-text-indent="false"/>
      <style:text-properties fo:language="pt" fo:country="BR"/>
    </style:style>
    <style:style style:name="P97" style:family="paragraph" style:parent-style-name="Standard" style:list-style-name="L10">
      <style:paragraph-properties fo:margin-left="0cm" fo:margin-right="0cm" fo:text-indent="0cm" style:auto-text-indent="false"/>
      <style:text-properties fo:language="pt" fo:country="BR"/>
    </style:style>
    <style:style style:name="P98" style:family="paragraph" style:parent-style-name="Standard" style:list-style-name="L10">
      <style:paragraph-properties fo:margin-left="0cm" fo:margin-right="0cm" fo:text-indent="0cm" style:auto-text-indent="false"/>
      <style:text-properties fo:language="pt" fo:country="BR"/>
    </style:style>
    <style:style style:name="P99" style:family="paragraph" style:parent-style-name="Standard" style:list-style-name="L10">
      <style:paragraph-properties fo:margin-left="0cm" fo:margin-right="0cm" fo:text-indent="0cm" style:auto-text-indent="false"/>
      <style:text-properties fo:language="pt" fo:country="BR"/>
    </style:style>
    <style:style style:name="P100" style:family="paragraph" style:parent-style-name="Standard" style:list-style-name="L12">
      <style:paragraph-properties fo:margin-left="0cm" fo:margin-right="0cm" fo:text-indent="0cm" style:auto-text-indent="false"/>
      <style:text-properties fo:language="pt" fo:country="BR"/>
    </style:style>
    <style:style style:name="P101" style:family="paragraph" style:parent-style-name="Standard" style:list-style-name="L12">
      <style:paragraph-properties fo:margin-left="0cm" fo:margin-right="0cm" fo:text-indent="0cm" style:auto-text-indent="false"/>
      <style:text-properties fo:language="pt" fo:country="BR"/>
    </style:style>
    <style:style style:name="P102" style:family="paragraph" style:parent-style-name="Standard" style:list-style-name="L12">
      <style:paragraph-properties fo:margin-left="0cm" fo:margin-right="0cm" fo:text-indent="0cm" style:auto-text-indent="false"/>
      <style:text-properties fo:language="pt" fo:country="BR"/>
    </style:style>
    <style:style style:name="P103" style:family="paragraph" style:parent-style-name="Standard" style:list-style-name="L12">
      <style:paragraph-properties fo:margin-left="0cm" fo:margin-right="0cm" fo:text-indent="0cm" style:auto-text-indent="false"/>
      <style:text-properties fo:language="pt" fo:country="BR"/>
    </style:style>
    <style:style style:name="P104" style:family="paragraph" style:parent-style-name="Standard" style:list-style-name="L12">
      <style:paragraph-properties fo:margin-left="0cm" fo:margin-right="0cm" fo:text-indent="0cm" style:auto-text-indent="false"/>
      <style:text-properties fo:language="pt" fo:country="BR"/>
    </style:style>
    <style:style style:name="P105" style:family="paragraph" style:parent-style-name="Standard" style:list-style-name="L12">
      <style:paragraph-properties fo:margin-left="0cm" fo:margin-right="0cm" fo:text-indent="0cm" style:auto-text-indent="false"/>
      <style:text-properties fo:language="pt" fo:country="BR"/>
    </style:style>
    <style:style style:name="P106" style:family="paragraph" style:parent-style-name="Standard" style:list-style-name="L14">
      <style:paragraph-properties fo:margin-left="0cm" fo:margin-right="0cm" fo:text-indent="0cm" style:auto-text-indent="false"/>
      <style:text-properties fo:language="pt" fo:country="BR"/>
    </style:style>
    <style:style style:name="P107" style:family="paragraph" style:parent-style-name="Standard" style:list-style-name="L14">
      <style:paragraph-properties fo:margin-left="0cm" fo:margin-right="0cm" fo:text-indent="0cm" style:auto-text-indent="false"/>
      <style:text-properties fo:language="pt" fo:country="BR"/>
    </style:style>
    <style:style style:name="P108" style:family="paragraph" style:parent-style-name="Standard" style:list-style-name="L14">
      <style:paragraph-properties fo:margin-left="0cm" fo:margin-right="0cm" fo:text-indent="0cm" style:auto-text-indent="false"/>
      <style:text-properties fo:language="pt" fo:country="BR"/>
    </style:style>
    <style:style style:name="P109" style:family="paragraph" style:parent-style-name="Standard" style:list-style-name="L14">
      <style:paragraph-properties fo:margin-left="0cm" fo:margin-right="0cm" fo:text-indent="0cm" style:auto-text-indent="false"/>
      <style:text-properties fo:language="pt" fo:country="BR"/>
    </style:style>
    <style:style style:name="P110" style:family="paragraph" style:parent-style-name="Standard" style:list-style-name="L3">
      <style:paragraph-properties fo:margin-left="0cm" fo:margin-right="0cm" fo:text-indent="0cm" style:auto-text-indent="false"/>
      <style:text-properties fo:language="pt" fo:country="BR"/>
    </style:style>
    <style:style style:name="P111" style:family="paragraph" style:parent-style-name="Standard" style:list-style-name="L11">
      <style:paragraph-properties fo:margin-left="0cm" fo:margin-right="0cm" fo:text-indent="0cm" style:auto-text-indent="false"/>
      <style:text-properties fo:language="pt" fo:country="BR"/>
    </style:style>
    <style:style style:name="P112" style:family="paragraph" style:parent-style-name="Standard" style:list-style-name="L12">
      <style:paragraph-properties fo:margin-left="0cm" fo:margin-right="0cm" fo:text-indent="0cm" style:auto-text-indent="false"/>
      <style:text-properties fo:language="pt" fo:country="BR"/>
    </style:style>
    <style:style style:name="P113"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4"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5"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6"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7"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8"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9" style:family="paragraph" style:parent-style-name="Standard" style:list-style-name="L12">
      <style:paragraph-properties fo:margin-left="0cm" fo:margin-right="0cm" fo:text-indent="0cm" style:auto-text-indent="false"/>
      <style:text-properties fo:language="pt" fo:country="BR"/>
    </style:style>
    <style:style style:name="P120" style:family="paragraph" style:parent-style-name="Standard" style:list-style-name="L12">
      <style:paragraph-properties fo:margin-left="0cm" fo:margin-right="0cm" fo:text-indent="0cm" style:auto-text-indent="false"/>
      <style:text-properties fo:language="pt" fo:country="BR"/>
    </style:style>
    <style:style style:name="P121" style:family="paragraph" style:parent-style-name="Standard" style:list-style-name="L8">
      <style:paragraph-properties fo:margin-left="0cm" fo:margin-right="0cm" fo:text-indent="0cm" style:auto-text-indent="false"/>
      <style:text-properties style:font-name="Arial" fo:language="pt" fo:country="BR" style:font-name-asian="Times New Roman" style:font-name-complex="Times New Roman"/>
    </style:style>
    <style:style style:name="P122"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P123"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124" style:family="paragraph" style:parent-style-name="Heading_20_2" style:list-style-name="L1">
      <style:paragraph-properties fo:margin-left="0cm" fo:margin-right="0cm" fo:text-indent="0cm" style:auto-text-indent="false"/>
      <style:text-properties fo:language="pt" fo:country="BR"/>
    </style:style>
    <style:style style:name="P125" style:family="paragraph" style:parent-style-name="Heading_20_2" style:list-style-name="L1">
      <style:paragraph-properties fo:margin-left="0cm" fo:margin-right="0cm" fo:text-indent="0cm" style:auto-text-indent="false"/>
      <style:text-properties fo:language="pt" fo:country="BR"/>
    </style:style>
    <style:style style:name="P126" style:family="paragraph" style:parent-style-name="Heading_20_2" style:list-style-name="L1">
      <style:paragraph-properties fo:margin-left="0cm" fo:margin-right="0cm" fo:text-indent="0cm" style:auto-text-indent="false"/>
      <style:text-properties fo:language="pt" fo:country="BR"/>
    </style:style>
    <style:style style:name="P127" style:family="paragraph" style:parent-style-name="Heading_20_2" style:list-style-name="L1">
      <style:paragraph-properties fo:margin-left="0cm" fo:margin-right="0cm" fo:text-indent="0cm" style:auto-text-indent="false"/>
      <style:text-properties fo:language="pt" fo:country="BR"/>
    </style:style>
    <style:style style:name="P128" style:family="paragraph" style:parent-style-name="Heading_20_2" style:list-style-name="L1">
      <style:paragraph-properties fo:margin-left="0cm" fo:margin-right="0cm" fo:text-indent="0cm" style:auto-text-indent="false"/>
      <style:text-properties fo:language="pt" fo:country="BR"/>
    </style:style>
    <style:style style:name="P129" style:family="paragraph" style:parent-style-name="Heading_20_2" style:list-style-name="L1">
      <style:paragraph-properties fo:margin-left="0cm" fo:margin-right="0cm" fo:text-indent="0cm" style:auto-text-indent="false"/>
      <style:text-properties fo:language="pt" fo:country="BR"/>
    </style:style>
    <style:style style:name="P130" style:family="paragraph" style:parent-style-name="Heading_20_2" style:list-style-name="L1">
      <style:paragraph-properties fo:margin-left="0cm" fo:margin-right="0cm" fo:text-indent="0cm" style:auto-text-indent="false"/>
      <style:text-properties fo:language="pt" fo:country="BR"/>
    </style:style>
    <style:style style:name="P131" style:family="paragraph" style:parent-style-name="Heading_20_2" style:list-style-name="L1">
      <style:paragraph-properties fo:margin-left="0cm" fo:margin-right="0cm" fo:text-indent="0cm" style:auto-text-indent="false"/>
      <style:text-properties fo:language="pt" fo:country="BR"/>
    </style:style>
    <style:style style:name="P132" style:family="paragraph" style:parent-style-name="Heading_20_2" style:list-style-name="L1">
      <style:paragraph-properties fo:margin-left="0cm" fo:margin-right="0cm" fo:text-indent="0cm" style:auto-text-indent="false"/>
      <style:text-properties fo:language="pt" fo:country="BR"/>
    </style:style>
    <style:style style:name="P133" style:family="paragraph" style:parent-style-name="Heading_20_2" style:list-style-name="L1">
      <style:paragraph-properties fo:margin-left="0cm" fo:margin-right="0cm" fo:text-indent="0cm" style:auto-text-indent="false"/>
      <style:text-properties fo:language="pt" fo:country="BR"/>
    </style:style>
    <style:style style:name="P134" style:family="paragraph" style:parent-style-name="Heading_20_2" style:list-style-name="L1">
      <style:paragraph-properties fo:margin-left="0cm" fo:margin-right="0cm" fo:text-indent="0cm" style:auto-text-indent="false"/>
      <style:text-properties fo:language="pt" fo:country="BR"/>
    </style:style>
    <style:style style:name="P135" style:family="paragraph" style:parent-style-name="Heading_20_2" style:list-style-name="L1">
      <style:paragraph-properties fo:margin-left="0cm" fo:margin-right="0cm" fo:text-indent="0cm" style:auto-text-indent="false"/>
      <style:text-properties fo:language="pt" fo:country="BR"/>
    </style:style>
    <style:style style:name="P136" style:family="paragraph" style:parent-style-name="Heading_20_2" style:list-style-name="L1">
      <style:paragraph-properties fo:margin-left="0cm" fo:margin-right="0cm" fo:text-indent="0cm" style:auto-text-indent="false"/>
      <style:text-properties fo:language="pt" fo:country="BR"/>
    </style:style>
    <style:style style:name="P137" style:family="paragraph" style:parent-style-name="Heading_20_2" style:list-style-name="L1">
      <style:paragraph-properties fo:margin-left="0cm" fo:margin-right="0cm" fo:text-indent="0cm" style:auto-text-indent="false"/>
      <style:text-properties fo:language="pt" fo:country="BR"/>
    </style:style>
    <style:style style:name="P138" style:family="paragraph" style:parent-style-name="Heading_20_2" style:list-style-name="L1">
      <style:paragraph-properties fo:margin-left="0cm" fo:margin-right="0cm" fo:text-indent="0cm" style:auto-text-indent="false"/>
      <style:text-properties fo:language="pt" fo:country="BR"/>
    </style:style>
    <style:style style:name="P139" style:family="paragraph" style:parent-style-name="Heading_20_2" style:list-style-name="L1">
      <style:paragraph-properties fo:margin-left="0cm" fo:margin-right="0cm" fo:text-indent="0cm" style:auto-text-indent="false"/>
      <style:text-properties fo:language="pt" fo:country="BR"/>
    </style:style>
    <style:style style:name="P140" style:family="paragraph" style:parent-style-name="Heading_20_2" style:list-style-name="L1">
      <style:paragraph-properties fo:margin-left="0cm" fo:margin-right="0cm" fo:text-indent="0cm" style:auto-text-indent="false"/>
      <style:text-properties fo:language="pt" fo:country="BR"/>
    </style:style>
    <style:style style:name="P141" style:family="paragraph" style:parent-style-name="Heading_20_2" style:list-style-name="L1">
      <style:paragraph-properties fo:margin-left="0cm" fo:margin-right="0cm" fo:text-indent="0cm" style:auto-text-indent="false"/>
      <style:text-properties fo:language="pt" fo:country="BR"/>
    </style:style>
    <style:style style:name="P142" style:family="paragraph" style:parent-style-name="Heading_20_2" style:list-style-name="L1">
      <style:paragraph-properties fo:margin-left="0.018cm" fo:margin-right="0cm" fo:text-indent="0cm" style:auto-text-indent="false"/>
      <style:text-properties fo:language="pt" fo:country="BR"/>
    </style:style>
    <style:style style:name="P143" style:family="paragraph" style:parent-style-name="Heading_20_2" style:list-style-name="L1">
      <style:paragraph-properties fo:margin-left="0.018cm" fo:margin-right="0cm" fo:text-indent="0cm" style:auto-text-indent="false"/>
      <style:text-properties fo:language="pt" fo:country="BR"/>
    </style:style>
    <style:style style:name="P144" style:family="paragraph" style:parent-style-name="Heading_20_2" style:list-style-name="L1">
      <style:paragraph-properties fo:margin-left="-0.018cm" fo:margin-right="0cm" fo:text-indent="0cm" style:auto-text-indent="false"/>
      <style:text-properties fo:language="pt" fo:country="BR"/>
    </style:style>
    <style:style style:name="P145"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146" style:family="paragraph" style:parent-style-name="Heading_20_1" style:list-style-name="L1">
      <style:paragraph-properties fo:margin-left="0cm" fo:margin-right="0cm" fo:text-indent="0cm" style:auto-text-indent="false"/>
    </style:style>
    <style:style style:name="P147" style:family="paragraph" style:parent-style-name="Heading_20_1" style:list-style-name="L1">
      <style:paragraph-properties fo:margin-left="0cm" fo:margin-right="0cm" fo:text-indent="0cm" style:auto-text-indent="false"/>
    </style:style>
    <style:style style:name="P148" style:family="paragraph" style:parent-style-name="Heading_20_1" style:list-style-name="L1">
      <style:paragraph-properties fo:margin-left="0cm" fo:margin-right="0cm" fo:text-indent="0cm" style:auto-text-indent="false"/>
      <style:text-properties fo:language="pt" fo:country="BR"/>
    </style:style>
    <style:style style:name="P149" style:family="paragraph" style:parent-style-name="Heading_20_1" style:list-style-name="L1">
      <style:paragraph-properties fo:margin-left="0cm" fo:margin-right="0cm" fo:text-indent="0cm" style:auto-text-indent="false"/>
      <style:text-properties fo:language="pt" fo:country="BR"/>
    </style:style>
    <style:style style:name="P150" style:family="paragraph" style:parent-style-name="Heading_20_1" style:list-style-name="L1">
      <style:paragraph-properties fo:margin-left="0cm" fo:margin-right="0cm" fo:text-indent="0cm" style:auto-text-indent="false"/>
      <style:text-properties fo:language="pt" fo:country="BR"/>
    </style:style>
    <style:style style:name="P151" style:family="paragraph" style:parent-style-name="Heading_20_1" style:list-style-name="L1">
      <style:paragraph-properties fo:margin-left="0cm" fo:margin-right="0cm" fo:text-indent="0cm" style:auto-text-indent="false"/>
      <style:text-properties fo:language="pt" fo:country="BR"/>
    </style:style>
    <style:style style:name="P152"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53" style:family="paragraph" style:parent-style-name="Heading_20_3" style:list-style-name="L1">
      <style:text-properties fo:language="pt" fo:country="BR"/>
    </style:style>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paragraph-properties fo:margin-left="0cm" fo:margin-right="0cm" fo:text-indent="0cm" style:auto-text-indent="false"/>
    </style:style>
    <style:style style:name="P157" style:family="paragraph" style:parent-style-name="Heading_20_3" style:list-style-name="L1">
      <style:paragraph-properties fo:margin-left="0cm" fo:margin-right="0cm" fo:text-indent="0cm" style:auto-text-indent="false"/>
    </style:style>
    <style:style style:name="P158" style:family="paragraph" style:parent-style-name="Heading_20_3" style:list-style-name="L1">
      <style:paragraph-properties fo:margin-left="0cm" fo:margin-right="0cm" fo:text-indent="0cm" style:auto-text-indent="false"/>
    </style:style>
    <style:style style:name="P159" style:family="paragraph" style:parent-style-name="Heading_20_3" style:list-style-name="L1">
      <style:paragraph-properties fo:margin-left="0cm" fo:margin-right="0cm" fo:text-indent="0cm" style:auto-text-indent="false"/>
      <style:text-properties fo:language="pt" fo:country="BR"/>
    </style:style>
    <style:style style:name="P160" style:family="paragraph" style:parent-style-name="Heading_20_3" style:list-style-name="L1">
      <style:paragraph-properties fo:margin-left="0cm" fo:margin-right="0cm" fo:text-indent="0cm" style:auto-text-indent="false"/>
      <style:text-properties fo:language="pt" fo:country="BR"/>
    </style:style>
    <style:style style:name="P161" style:family="paragraph" style:parent-style-name="Heading_20_3" style:list-style-name="L1">
      <style:paragraph-properties fo:margin-left="0cm" fo:margin-right="0cm" fo:text-indent="0cm" style:auto-text-indent="false"/>
      <style:text-properties fo:language="pt" fo:country="BR"/>
    </style:style>
    <style:style style:name="P162" style:family="paragraph" style:parent-style-name="Heading_20_3" style:list-style-name="L1">
      <style:paragraph-properties fo:margin-left="0cm" fo:margin-right="0cm" fo:text-indent="0cm" style:auto-text-indent="false"/>
      <style:text-properties fo:language="pt" fo:country="BR"/>
    </style:style>
    <style:style style:name="P163" style:family="paragraph" style:parent-style-name="Heading_20_3" style:list-style-name="L1">
      <style:paragraph-properties fo:margin-left="0cm" fo:margin-right="0cm" fo:text-indent="0cm" style:auto-text-indent="false"/>
      <style:text-properties fo:language="pt" fo:country="BR"/>
    </style:style>
    <style:style style:name="P164" style:family="paragraph" style:parent-style-name="Heading_20_3" style:list-style-name="L1">
      <style:paragraph-properties fo:margin-left="0cm" fo:margin-right="0cm" fo:text-indent="0cm" style:auto-text-indent="false"/>
      <style:text-properties fo:language="pt" fo:country="BR"/>
    </style:style>
    <style:style style:name="P165" style:family="paragraph" style:parent-style-name="Heading_20_3" style:list-style-name="L1">
      <style:paragraph-properties fo:margin-left="0cm" fo:margin-right="0cm" fo:text-indent="0cm" style:auto-text-indent="false"/>
      <style:text-properties fo:language="pt" fo:country="BR"/>
    </style:style>
    <style:style style:name="P166" style:family="paragraph" style:parent-style-name="Heading_20_3" style:list-style-name="L1">
      <style:paragraph-properties fo:margin-left="0cm" fo:margin-right="0cm" fo:text-indent="0cm" style:auto-text-indent="false"/>
      <style:text-properties fo:language="pt" fo:country="BR"/>
    </style:style>
    <style:style style:name="P167" style:family="paragraph" style:parent-style-name="Heading_20_3" style:list-style-name="L1">
      <style:paragraph-properties fo:margin-left="0cm" fo:margin-right="0cm" fo:text-indent="0cm" style:auto-text-indent="false"/>
      <style:text-properties fo:language="pt" fo:country="BR"/>
    </style:style>
    <style:style style:name="P168" style:family="paragraph" style:parent-style-name="Heading_20_3" style:list-style-name="L1">
      <style:paragraph-properties fo:margin-left="0cm" fo:margin-right="0cm" fo:text-indent="0cm" style:auto-text-indent="false"/>
      <style:text-properties fo:language="pt" fo:country="BR"/>
    </style:style>
    <style:style style:name="P169" style:family="paragraph" style:parent-style-name="Heading_20_3" style:list-style-name="L1">
      <style:paragraph-properties fo:margin-left="0.018cm" fo:margin-right="0cm" fo:text-indent="0cm" style:auto-text-indent="false"/>
      <style:text-properties fo:language="pt" fo:country="BR"/>
    </style:style>
    <style:style style:name="P170" style:family="paragraph" style:parent-style-name="Heading_20_3" style:list-style-name="L1">
      <style:paragraph-properties fo:margin-left="-0.018cm" fo:margin-right="0cm" fo:text-indent="0cm" style:auto-text-indent="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weight="normal" style:font-weight-asian="normal" style:font-weight-complex="normal"/>
    </style:style>
    <style:style style:name="T6" style:family="text">
      <style:text-properties style:font-name="Arial3" fo:font-weight="bold" style:font-weight-asian="bold"/>
    </style:style>
    <style:style style:name="T7" style:family="text">
      <style:text-properties style:font-name="Arial3" fo:font-weight="normal" style:font-weight-asian="normal" style:font-weight-complex="normal"/>
    </style:style>
    <style:style style:name="T8"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9" style:family="text">
      <style:text-properties fo:language="pt" fo:country="BR"/>
    </style:style>
    <style:style style:name="T10" style:family="text">
      <style:text-properties fo:language="pt" fo:country="BR" fo:font-weight="normal" style:font-weight-asian="normal" style:font-weight-complex="normal"/>
    </style:style>
    <style:style style:name="T11" style:family="text">
      <style:text-properties fo:language="pt" fo:country="BR"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Arial" style:font-name-asian="Times New Roman" style:font-name-complex="Times New Roman"/>
    </style:style>
    <style:style style:name="T17" style:family="text">
      <style:text-properties fo:font-weight="bold" style:font-weight-asian="bold" style:font-weight-complex="bold"/>
    </style:style>
    <style:style style:name="T18" style:family="text"/>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suffix=" "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8"/>
            </table:table-cell>
            <table:table-cell table:style-name="Table4.A1" office:value-type="string">
              <text:p text:style-name="P19"/>
            </table:table-cell>
          </table:table-row>
        </table:table-header-rows>
      </table:table>
      <text:p text:style-name="P20"/>
      <text:p text:style-name="P21"/>
      <text:p text:style-name="P23">Plano de Gerência de Projeto</text:p>
      <text:p text:style-name="P24"/>
      <text:p text:style-name="P24"/>
      <text:p text:style-name="P25">Identificador do projeto:<text:line-break/><text:span text:style-name="T5">Escola</text:span></text:p>
      <text:p text:style-name="P25">Identificador do documento:<text:line-break/><text:span text:style-name="T5">escola-0.1</text:span></text:p>
      <text:p text:style-name="P25">Data de publicação:<text:line-break/><text:span text:style-name="T5">07/05/2007</text:span></text:p>
      <text:p text:style-name="P22"><text:span text:style-name="T6">Gerente de projeto:<text:line-break/></text:span><text:span text:style-name="T7">Fábio Nogueira de Lucena</text:span></text:p>
      <text:p text:style-name="P48">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27">1. <text:s/>Visão geral<text:tab/>1</text:p>
          <text:p text:style-name="P28">1.1 Resumo do projeto<text:tab/>1</text:p>
          <text:p text:style-name="P29">1.1.1 Propósito, escopo e objetivos<text:tab/>1</text:p>
          <text:p text:style-name="P29">1.1.2 Suposições e restrições<text:tab/>1</text:p>
          <text:p text:style-name="P29">1.1.3 Produtos finais do projeto<text:tab/>1</text:p>
          <text:p text:style-name="P29">1.1.4 Resumos do orçamento e cronograma<text:tab/>1</text:p>
          <text:p text:style-name="P28">1.2 Evolução do plano<text:tab/>2</text:p>
          <text:p text:style-name="P27">2. <text:s/>Referências<text:tab/>2</text:p>
          <text:p text:style-name="P27">3. <text:s/>Definições<text:tab/>3</text:p>
          <text:p text:style-name="P27">4. <text:s/>Organização do projeto<text:tab/>3</text:p>
          <text:p text:style-name="P28">4.1 Interfaces externas<text:tab/>3</text:p>
          <text:p text:style-name="P28">4.2 Estrutura interna<text:tab/>3</text:p>
          <text:p text:style-name="P28">4.3 Papéis e responsabilidades<text:tab/>3</text:p>
          <text:p text:style-name="P27">5. <text:s/>Planos de processo gerencial<text:tab/>4</text:p>
          <text:p text:style-name="P28">5.1 Plano de começo de projeto<text:tab/>4</text:p>
          <text:p text:style-name="P29">5.1.1 Plano de estimativas<text:tab/>4</text:p>
          <text:p text:style-name="P29">5.1.2 Plano de recursos humanos (e premiação)<text:tab/>4</text:p>
          <text:p text:style-name="P29">5.1.3 Plano de aquisição de recursos<text:tab/>5</text:p>
          <text:p text:style-name="P29">5.1.4 Plano de treinamento da equipe do projeto<text:tab/>5</text:p>
          <text:p text:style-name="P28">5.2 Plano de trabalho<text:tab/>5</text:p>
          <text:p text:style-name="P29">5.2.1 Estrutura analítica do projeto<text:tab/>5</text:p>
          <text:p text:style-name="P29">5.2.2 Cronograma<text:tab/>5</text:p>
          <text:p text:style-name="P29">5.2.3 Alocação de recursos<text:tab/>5</text:p>
          <text:p text:style-name="P29">5.2.4 Alocação do orçamento<text:tab/>5</text:p>
          <text:p text:style-name="P28">5.3 Plano de acompanhamento<text:tab/>5</text:p>
          <text:p text:style-name="P29">5.3.1 Plano de controle de requisitos<text:tab/>5</text:p>
          <text:p text:style-name="P29">5.3.2 Plano de controle de cronograma<text:tab/>5</text:p>
          <text:p text:style-name="P29">5.3.3 Plano de controle de orçamento<text:tab/>6</text:p>
          <text:p text:style-name="P29">5.3.4 Plano de controle de qualidade<text:tab/>6</text:p>
          <text:p text:style-name="P29">5.3.5 Plano de divulgação<text:tab/>6</text:p>
          <text:p text:style-name="P29">5.3.6 Plano de coleta de métricas do projeto<text:tab/>6</text:p>
          <text:p text:style-name="P28">5.4 Plano de gerência de riscos<text:tab/>6</text:p>
          <text:p text:style-name="P28">5.5 Plano de fechamento do projeto<text:tab/>7</text:p>
          <text:p text:style-name="P27">6. <text:s/>Planos de processos técnicos<text:tab/>7</text:p>
          <text:p text:style-name="P28">6.1 Modelo de processo<text:tab/>7</text:p>
          <text:p text:style-name="P28">6.2 Métodos, ferramentas e técnicas<text:tab/>7</text:p>
          <text:p text:style-name="P28">6.3 Plano de infra-estrutura<text:tab/>8</text:p>
          <text:p text:style-name="P28">6.4 Plano de aceitação do produto<text:tab/>8</text:p>
          <text:p text:style-name="P27">7. <text:s/>Planos de processos de suporte<text:tab/>8</text:p>
          <text:p text:style-name="P28">7.1 Plano de gerência de configuração<text:tab/>8</text:p>
          <text:p text:style-name="P28">7.2 Plano de validação e verificação<text:tab/>9</text:p>
          <text:p text:style-name="P28">7.3 Plano de documentação<text:tab/>9</text:p>
          <text:p text:style-name="P28">7.4 Plano de garantia da qualidade<text:tab/>9</text:p>
          <text:p text:style-name="P28">7.5 Plano de auditorias e revisões<text:tab/>9</text:p>
          <text:p text:style-name="P28">7.6 Plano de resolução de problemas<text:tab/>9</text:p>
          <text:p text:style-name="P28">7.7 Planos de gerência de subcontratados<text:tab/>10</text:p>
          <text:p text:style-name="P28">7.8 Plano de melhoria de processo<text:tab/>10</text:p>
        </text:index-body>
      </text:table-of-content>
      <text:p text:style-name="P26"/>
      <text:p text:style-name="P152">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0">Revisão</text:p>
          </table:table-cell>
          <table:table-cell table:style-name="Tabela4.A1" office:value-type="string">
            <text:p text:style-name="P30">Data</text:p>
          </table:table-cell>
          <table:table-cell table:style-name="Tabela4.A1" office:value-type="string">
            <text:p text:style-name="P33">Autor(es)</text:p>
          </table:table-cell>
          <table:table-cell table:style-name="Tabela4.D1" office:value-type="string">
            <text:p text:style-name="P30">Breve descrição</text:p>
          </table:table-cell>
        </table:table-row>
        <table:table-row table:style-name="Tabela4.1">
          <table:table-cell table:style-name="Tabela4.A2" office:value-type="string">
            <text:p text:style-name="P31">0.1</text:p>
          </table:table-cell>
          <table:table-cell table:style-name="Tabela4.A2" office:value-type="string">
            <text:p text:style-name="P32">07/03/2007</text:p>
          </table:table-cell>
          <table:table-cell table:style-name="Tabela4.A2" office:value-type="string">
            <text:p text:style-name="P34">Fábio</text:p>
          </table:table-cell>
          <table:table-cell table:style-name="Tabela4.D2" office:value-type="string">
            <text:p text:style-name="P32">Proposta inicial (não está sob gerência de configuração)</text:p>
          </table:table-cell>
        </table:table-row>
      </table:table>
      <text:p text:style-name="P20"/>
      <text:list text:style-name="L1">
        <text:list-item>
          <text:p text:style-name="P145"><text:span text:style-name="T8">Visão</text:span><text:span text:style-name="T9"> geral</text:span></text:p>
        </text:list-item>
      </text:list>
      <text:p text:style-name="P4"><text:span text:style-name="T12">Veja o documento </text:span><text:span text:style-name="T14">Declaração de Escopo (Escola 1.0)</text:span><text:span text:style-name="T12">.</text:span></text:p>
      <text:list text:style-name="L1" text:continue-numbering="true">
        <text:list-item>
          <text:list text:continue-numbering="true">
            <text:list-item>
              <text:h text:style-name="P123" text:outline-level="2">Resumo do projeto</text:h>
              <text:list>
                <text:list-item>
                  <text:h text:style-name="P153" text:outline-level="3">Propósito, escopo e objetivos</text:h>
                </text:list-item>
              </text:list>
            </text:list-item>
          </text:list>
        </text:list-item>
      </text:list>
      <text:p text:style-name="P4"><text:span text:style-name="T14">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14">O principal produto do presente projeto é a construção da versão 1.0 do software Escola</text:span>.</text:p>
      <text:p text:style-name="P12">Um esforço de 3000 horas a serem uniformemente utilizados ao longo de 6 meses encontra-se disponível. Dado que não existem dados históricos acerca da produtividade da equipe, pode-se refinar o propósito do projeto como a <text:span text:style-name="T14">implementação do máximo de requisitos com 3000 horas de esforço disponível ao longo de 6 meses sem prejuízo da qualidade.</text:span> </text:p>
      <text:p text:style-name="P13"><text:span text:style-name="T10">Veja o documento </text:span><text:span text:style-name="T11">Declaração de Escopo (Escola 1.0) </text:span><text:span text:style-name="T10">para detalhes acerca do escopo.</text:span></text:p>
      <text:list text:style-name="L1" text:continue-numbering="true">
        <text:list-item>
          <text:list text:continue-numbering="true">
            <text:list-item>
              <text:list text:continue-numbering="true">
                <text:list-item>
                  <text:h text:style-name="P156" text:outline-level="3">Suposições e restrições</text:h>
                </text:list-item>
              </text:list>
            </text:list-item>
          </text:list>
        </text:list-item>
      </text:list>
      <text:list text:style-name="L2">
        <text:list-item>
          <text:p text:style-name="P49">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50">O esforço para a consecução do presente projeto não poderá ultrapassar 3500 horas;</text:p>
        </text:list-item>
        <text:list-item>
          <text:p text:style-name="P50">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50">Todo e qualquer membro da equipe está suficientemente treinado para realizar praticamente toda e qualquer atividade;</text:p>
        </text:list-item>
        <text:list-item>
          <text:p text:style-name="P50">Toda a infra-estrutura e recursos necessários para o desenvolvimento estarão disponíveis durante todo o período de execução do projeto;</text:p>
        </text:list-item>
        <text:list-item>
          <text:p text:style-name="P50">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156" text:outline-level="3">Produtos finais do projeto</text:h>
                </text:list-item>
              </text:list>
            </text:list-item>
          </text:list>
        </text:list-item>
      </text:list>
      <text:p text:style-name="P5">Veja o documento <text:span text:style-name="T14">Declaração de escopo (Escola 1.0)</text:span> para detalhes.</text:p>
      <text:list text:style-name="L1" text:continue-numbering="true">
        <text:list-item>
          <text:list text:continue-numbering="true">
            <text:list-item>
              <text:list text:continue-numbering="true">
                <text:list-item>
                  <text:h text:style-name="P156" text:outline-level="3">Resumos do orçamento e cronograma</text:h>
                </text:list-item>
              </text:list>
            </text:list-item>
          </text:list>
        </text:list-item>
      </text:list>
      <text:list text:style-name="L3">
        <text:list-item>
          <text:p text:style-name="P56">Reuniões quinzenais com toda a equipe de projeto serão realizadas. Cada uma das 12 reuniões representa um marco do projeto. O planejamento das iterações deverá considerar estes marcos.</text:p>
        </text:list-item>
        <text:list-item>
          <text:p text:style-name="P56">Cada membro da equipe terá dedicação de 10 horas por semana ao projeto, inclusive o gerente de projeto. Neste último caso, as 10 horas serão exclusivamente empregadas em atividades de gerência. </text:p>
        </text:list-item>
        <text:list-item>
          <text:p text:style-name="P56">Dado que são 14 os membros do projeto, semanalmente há um esforço de 140 horas dedicadas ao projeto. Mensalmente o esforço será de 560 horas. Em seis meses o esforço total disponível será de 3360 horas.</text:p>
        </text:list-item>
        <text:list-item>
          <text:p text:style-name="P56">Recursos serão empregados uniformemente ao longo dos 6 meses de duração do projeto.<text:span text:style-name="T12"> Ou seja, não estão previstos “picos” de esforço onde um ou mais dos membros da equipe, por exemplo, dedica mais de 10 horas por semana.</text:span></text:p>
        </text:list-item>
      </text:list>
      <text:list text:style-name="WW8Num44">
        <text:list-header>
          <text:p text:style-name="P35"/>
        </text:list-header>
      </text:list>
      <text:list text:style-name="L1" text:continue-numbering="true">
        <text:list-item>
          <text:list text:continue-numbering="true">
            <text:list-item>
              <text:h text:style-name="P124" text:outline-level="2"><text:s/>Evolução do plano</text:h>
            </text:list-item>
          </text:list>
        </text:list-item>
      </text:list>
      <text:p text:style-name="P5"/>
      <text:list text:style-name="L4">
        <text:list-item>
          <text:p text:style-name="P62">A versão mais atualizada deste plano estará acessível a todos os membros do projeto durante toda a execução do projeto. Toda e qualquer mudança será automaticamente encaminhada a todos os membros do projeto.</text:p>
        </text:list-item>
        <text:list-item>
          <text:p text:style-name="P62">O gerente de projeto é responsável pela atualização do presente plano e pela autorização de toda e qualquer requisição de mudança. </text:p>
        </text:list-item>
      </text:list>
      <text:list text:style-name="L1" text:continue-numbering="true">
        <text:list-item>
          <text:p text:style-name="P146">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6">]</text:span></text:p>
          </table:table-cell>
          <table:table-cell table:style-name="Table2.A1" office:value-type="string">
            <text:p text:style-name="P7">IEEE Std 1058-1998. <text:span text:style-name="T14">IEEE Standard for Software Project Management Plans,<text:line-break/></text:span><text:span text:style-name="T12">ISBN <text:s/>0-7381-1447-2, 1998.</text:span></text:p>
          </table:table-cell>
        </table:table-row>
        <table:table-row>
          <table:table-cell table:style-name="Table2.A1" office:value-type="string">
            <text:p text:style-name="P38">[2<text:span text:style-name="T16">]</text:span></text:p>
          </table:table-cell>
          <table:table-cell table:style-name="Table2.A1" office:value-type="string">
            <text:p text:style-name="P5">Artefatos pertinentes aos requisitos encontram-se no diretório <text:span text:style-name="T17">reqs-1.0</text:span>, conforme plano de gerência de configuração. São eles:</text:p>
            <text:list text:style-name="L5">
              <text:list-item>
                <text:p text:style-name="P64">Documento Visão (contexto, necessidades e outras informações sobre o Escola). Arquivo: <text:span text:style-name="T17">visao.odt</text:span></text:p>
              </text:list-item>
              <text:list-item>
                <text:p text:style-name="P64">Documentos que detalham casos de uso. Arquivos no formato <text:span text:style-name="T17">uc-&lt;modulo&gt;.odt</text:span>.</text:p>
              </text:list-item>
              <text:list-item>
                <text:p text:style-name="P64">Requisitos não funcionais. Arquivo <text:span text:style-name="T17">suplementar.odt</text:span>.</text:p>
              </text:list-item>
              <text:list-item>
                <text:p text:style-name="P64">Glossário (termos e definições relevantes ao domínio). Arquivo <text:span text:style-name="T17">glossario.html</text:span>.</text:p>
              </text:list-item>
            </text:list>
          </table:table-cell>
        </table:table-row>
        <table:table-row>
          <table:table-cell table:style-name="Table2.A1" office:value-type="string">
            <text:p text:style-name="P38">[3<text:span text:style-name="T16">]</text:span></text:p>
          </table:table-cell>
          <table:table-cell table:style-name="Table2.A1" office:value-type="string">
            <text:p text:style-name="P39">IEEE Std 1471-2000. <text:span text:style-name="T14">IEEE Recommended Practice for Architectural Description of Software-Intensive Systems, </text:span><text:span text:style-name="T12">ISBN 0-7381-2518-0, 2000.</text:span></text:p>
          </table:table-cell>
        </table:table-row>
        <table:table-row>
          <table:table-cell table:style-name="Table2.A1" office:value-type="string">
            <text:p text:style-name="P38">[4<text:span text:style-name="T16">]</text:span></text:p>
          </table:table-cell>
          <table:table-cell table:style-name="Table2.A1" office:value-type="string">
            <text:p text:style-name="P7">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6">]</text:span></text:p>
          </table:table-cell>
          <table:table-cell table:style-name="Table2.A1" office:value-type="string">
            <text:p text:style-name="P40">Kyrios Ambiente de Desenvolvimento (KAD).<text:line-break/>Disponível em <text:a xlink:type="simple" xlink:href="http://kyrios.sourceforge.net/">http://kyrios.sourceforge.net</text:a>. </text:p>
          </table:table-cell>
        </table:table-row>
      </table:table>
      <text:p text:style-name="P5"/>
      <text:list text:style-name="L1" text:continue-numbering="true">
        <text:list-item>
          <text:p text:style-name="P146">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148">Organização do projeto</text:p>
          <text:list>
            <text:list-item>
              <text:h text:style-name="P142" text:outline-level="2">Interfaces externas</text:h>
            </text:list-item>
          </text:list>
        </text:list-item>
      </text:list>
      <text:p text:style-name="P36">Não se aplica. A equipe é auto-suficiente para o desenvolvimento do Escola 1.0. </text:p>
      <text:list text:style-name="L1" text:continue-numbering="true">
        <text:list-item>
          <text:list text:continue-numbering="true">
            <text:list-item>
              <text:h text:style-name="P124" text:outline-level="2">Estrutura interna</text:h>
            </text:list-item>
          </text:list>
        </text:list-item>
      </text:list>
      <text:list text:style-name="L6">
        <text:list-item>
          <text:p text:style-name="P68">Equipes de desenvolvimento serão formadas para a execução de iterações. Cada equipe terá um líder (responsável imediato por questões pertinentes à equipe). </text:p>
        </text:list-item>
        <text:list-item>
          <text:p text:style-name="P68">Um líder e, em geral, dois desenvolvedores formam uma equipe de desenvolvimento. </text:p>
        </text:list-item>
        <text:list-item>
          <text:p text:style-name="P68">Várias equipes de desenvolvimento poderão atuar simultaneamente, sob a coordenação do gerente de projeto. Ou seja, iterações simultâneas podem estar em andamento. </text:p>
        </text:list-item>
        <text:list-item>
          <text:p text:style-name="P68">Líderes se reportam ao gerente de projeto acerca do andamento das atividades e problemas que não foram solucionados no âmbito da equipe de desenvolvimento. </text:p>
        </text:list-item>
        <text:list-item>
          <text:p text:style-name="P68">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144" text:outline-level="2">Papéis e responsabilidades</text:h>
            </text:list-item>
          </text:list>
        </text:list-item>
      </text:list>
      <text:p text:style-name="P42">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14">Papel</text:p>
          </table:table-cell>
          <table:table-cell table:style-name="Table1.A1" office:value-type="string">
            <text:p text:style-name="P14">Atribuição</text:p>
          </table:table-cell>
          <table:table-cell table:style-name="Table1.C1" office:value-type="string">
            <text:p text:style-name="P14">Reporta-se a</text:p>
          </table:table-cell>
        </table:table-row>
        <table:table-row>
          <table:table-cell table:style-name="Table1.A2" office:value-type="string">
            <text:p text:style-name="P43">Desenvolvedor</text:p>
          </table:table-cell>
          <table:table-cell table:style-name="Table1.A2" office:value-type="string">
            <text:p text:style-name="P44">Desempenha atividades de análise, projeto e implementação atribuídas à equipe do qual faz parte em uma dada iteração.</text:p>
          </table:table-cell>
          <table:table-cell table:style-name="Table1.C2" office:value-type="string">
            <text:p text:style-name="P41">Líder da equipe.</text:p>
          </table:table-cell>
        </table:table-row>
        <table:table-row>
          <table:table-cell table:style-name="Table1.A2" office:value-type="string">
            <text:p text:style-name="P45">Líder de equipe</text:p>
          </table:table-cell>
          <table:table-cell table:style-name="Table1.A2" office:value-type="string">
            <text:p text:style-name="P46">Responsável pelo bom andamento das atividades atribuídas à equipe em uma dada iteração. Resolve questões no âmbito da equipe.</text:p>
          </table:table-cell>
          <table:table-cell table:style-name="Table1.C2" office:value-type="string">
            <text:p text:style-name="P41">Gerente de projeto</text:p>
          </table:table-cell>
        </table:table-row>
        <table:table-row>
          <table:table-cell table:style-name="Table1.A2" office:value-type="string">
            <text:p text:style-name="P45">Gerente de projeto</text:p>
          </table:table-cell>
          <table:table-cell table:style-name="Table1.A2" office:value-type="string">
            <text:p text:style-name="P46">Decide sobre questões não resolvidas por líderes. <text:span text:style-name="T9">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41">Acumula funções do patrocinador, clientes e outras não cobertas nos demais perfis.</text:p>
          </table:table-cell>
        </table:table-row>
      </table:table>
      <text:p text:style-name="P37"/>
      <text:p text:style-name="P5">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14">Plano de Recursos Humanos </text:span><text:span text:style-name="T12">(seção 5.1.2).</text:span></text:p>
      <text:list text:style-name="L7">
        <text:list-item>
          <text:p text:style-name="P73">Ailton Antônio de Araújo</text:p>
        </text:list-item>
        <text:list-item>
          <text:p text:style-name="P73">Fábio Nogueira de Lucena (gerente de projeto)</text:p>
        </text:list-item>
        <text:list-item>
          <text:p text:style-name="P73">Fernando Nery Barros</text:p>
        </text:list-item>
        <text:list-item>
          <text:p text:style-name="P73">Gérson Rodrigues Pereira</text:p>
        </text:list-item>
        <text:list-item>
          <text:p text:style-name="P73">Gilmar Ferreira Arantes</text:p>
        </text:list-item>
        <text:list-item>
          <text:p text:style-name="P73">Gustavo de Melo Pereira Coutinho</text:p>
        </text:list-item>
        <text:list-item>
          <text:p text:style-name="P73">Hermes Silva Júnior</text:p>
        </text:list-item>
        <text:list-item>
          <text:p text:style-name="P73">João Marcos Borges e Azevedo</text:p>
        </text:list-item>
        <text:list-item>
          <text:p text:style-name="P73">Leandro Pires Rabelo</text:p>
        </text:list-item>
        <text:list-item>
          <text:p text:style-name="P73">Paulo Henrique Borges de Melo</text:p>
        </text:list-item>
        <text:list-item>
          <text:p text:style-name="P73">Roberto Monteiro</text:p>
        </text:list-item>
        <text:list-item>
          <text:p text:style-name="P73">Rodrigo Morian Loures</text:p>
        </text:list-item>
        <text:list-item>
          <text:p text:style-name="P73">Tiago Andrade Serpa</text:p>
        </text:list-item>
        <text:list-item>
          <text:p text:style-name="P73">Yoshiuke Kuwae</text:p>
        </text:list-item>
      </text:list>
      <text:list text:style-name="L1" text:continue-numbering="true">
        <text:list-item>
          <text:p text:style-name="P148">Planos de processo gerencial</text:p>
          <text:list>
            <text:list-item>
              <text:h text:style-name="P124" text:outline-level="2">Plano de começo de projeto</text:h>
              <text:list>
                <text:list-item>
                  <text:h text:style-name="P159" text:outline-level="3">Plano de estimativas</text:h>
                </text:list-item>
              </text:list>
            </text:list-item>
          </text:list>
        </text:list-item>
      </text:list>
      <text:p text:style-name="P5">O presente projeto apresenta escopo “aberto”, enquanto o tempo e o esforço estão fixos e assegurados. Um dos propósitos do projeto é empregar da melhor forma possível o esforço disponível na implementação do maior número de requisitos (senão todos) e em conformidade com os critérios de qualidade estabelecidos. Observe que este não é um cenário típico.</text:p>
      <text:p text:style-name="P5">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5">Apenas a partir do quarto mês serão feitos ajustes no escopo e esforço, caso necessário, para acomodar o tempo e o esforço disponíveis. Convém ressaltar que o tempo não poderá ser estendido. O esforço tem um valor máximo de 3500 horas.</text:p>
      <text:p text:style-name="P5">O escopo do projeto é relativamente “bem comportado” e exige tecnologias conhecidas por toda a equipe e, portanto, apenas a técnica de “percentual finalizado” (<text:span text:style-name="T14">percent complete</text:span><text:span text:style-name="T12">), parte do que é conhecido por</text:span><text:span text:style-name="T14"> earned value management, </text:span><text:span text:style-name="T12">realizado em cada um dos 12 marcos, será empregada para acompanhamento. </text:span></text:p>
      <text:list text:style-name="L1" text:continue-numbering="true">
        <text:list-item>
          <text:list text:continue-numbering="true">
            <text:list-item>
              <text:list text:continue-numbering="true">
                <text:list-item>
                  <text:h text:style-name="P159" text:outline-level="3">Plano de recursos humanos (e premiação)</text:h>
                </text:list-item>
              </text:list>
            </text:list-item>
          </text:list>
        </text:list-item>
      </text:list>
      <text:p text:style-name="P5">Todos os membros da equipe, ao todo 13 (sem computar o gerente de projeto), podem executar as atividades exigidas pelo projeto (planejamento de iteração, projeto, implementação e documentação). Estas atividades estão agrupadas no perfil <text:span text:style-name="T17">desenvolvedor. </text:span><text:span text:style-name="T5">A</text:span> homogeneidade da equipe torna o trabalho de planejamento relativamente simples, sendo possível praticamente substituir qualquer desenvolvedor por outro sem conseqüências significativas para o projeto. O outro perfil é o de <text:span text:style-name="T17">gerente de projeto</text:span><text:span text:style-name="T5">. </text:span></text:p>
      <text:p text:style-name="P8">A equipe está previamente definida. Os 13 desenvolvedores e o gerente de projeto estarão parcialmente alocados ao projeto. Há uma dedicação de 10 horas semanais ao projeto por cada um.</text:p>
      <text:p text:style-name="P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text:span text:style-name="T17">sem bebidas</text:span>. Ou seja, até o último dia de agosto, você pagará apenas pelo que beber em churrascaria da capital no encerramento do projeto. </text:p>
      <text:list text:style-name="L1" text:continue-numbering="true">
        <text:list-item>
          <text:list text:continue-numbering="true">
            <text:list-item>
              <text:list text:continue-numbering="true">
                <text:list-item>
                  <text:h text:style-name="P159" text:outline-level="3">Plano de aquisição de recursos</text:h>
                </text:list-item>
              </text:list>
            </text:list-item>
          </text:list>
        </text:list-item>
      </text:list>
      <text:p text:style-name="P5">Não se aplica.</text:p>
      <text:list text:style-name="L1" text:continue-numbering="true">
        <text:list-item>
          <text:list text:continue-numbering="true">
            <text:list-item>
              <text:list text:continue-numbering="true">
                <text:list-item>
                  <text:h text:style-name="P159" text:outline-level="3">Plano de treinamento da equipe do projeto</text:h>
                </text:list-item>
              </text:list>
            </text:list-item>
          </text:list>
        </text:list-item>
      </text:list>
      <text:p text:style-name="P5">Todos os membros possuem as habilidades necessárias, embora proficiência em Spring, Acegi e JavaServer Faces será obtida por cada membro do projeto, isolado ou em grupo. O esforço necessário para o domínio destas tecnologias está incluído no esforço do projeto. </text:p>
      <text:list text:style-name="L1" text:continue-numbering="true">
        <text:list-item>
          <text:list text:continue-numbering="true">
            <text:list-item>
              <text:h text:style-name="P124" text:outline-level="2">Plano de trabalho</text:h>
              <text:list>
                <text:list-item>
                  <text:h text:style-name="P159" text:outline-level="3">Estrutura analítica do projeto</text:h>
                </text:list-item>
              </text:list>
            </text:list-item>
          </text:list>
        </text:list-item>
      </text:list>
      <text:p text:style-name="P5">Veja portal de desenvolvimento do projeto, seção <text:span text:style-name="T17">Docs, </text:span>item <text:span text:style-name="T17">Gerência </text:span>e, neste item, o documento <text:span text:style-name="T17">WBS (estrutura analítica do projeto)</text:span>. </text:p>
      <text:list text:style-name="L1" text:continue-numbering="true">
        <text:list-item>
          <text:list text:continue-numbering="true">
            <text:list-item>
              <text:list text:continue-numbering="true">
                <text:list-item>
                  <text:h text:style-name="P159" text:outline-level="3">Cronograma</text:h>
                </text:list-item>
              </text:list>
            </text:list-item>
          </text:list>
        </text:list-item>
      </text:list>
      <text:p text:style-name="P5">Veja seção Tasks no portal de desenvolvimento do projeto.</text:p>
      <text:list text:style-name="L1" text:continue-numbering="true">
        <text:list-item>
          <text:list text:continue-numbering="true">
            <text:list-item>
              <text:list text:continue-numbering="true">
                <text:list-item>
                  <text:h text:style-name="P159" text:outline-level="3">Alocação de recursos</text:h>
                </text:list-item>
              </text:list>
            </text:list-item>
          </text:list>
        </text:list-item>
      </text:list>
      <text:p text:style-name="P5">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169" text:outline-level="3">Alocação do orçamento</text:h>
                </text:list-item>
              </text:list>
            </text:list-item>
          </text:list>
        </text:list-item>
      </text:list>
      <text:p text:style-name="P5">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124" text:outline-level="2"><text:s/>Plano de acompanhamento</text:h>
              <text:list>
                <text:list-item>
                  <text:h text:style-name="P159" text:outline-level="3">Plano de controle de requisitos</text:h>
                </text:list-item>
              </text:list>
            </text:list-item>
          </text:list>
        </text:list-item>
      </text:list>
      <text:p text:style-name="P5">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154" text:outline-level="3">Plano de controle de cronograma</text:h>
                </text:list-item>
              </text:list>
            </text:list-item>
          </text:list>
        </text:list-item>
      </text:list>
      <text:p text:style-name="P5">Reuniões quinzenais e o emprego da técnica <text:span text:style-name="T14">percent complete </text:span><text:span text:style-name="T12">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154" text:outline-level="3">Plano de controle de orçamento</text:h>
                </text:list-item>
              </text:list>
            </text:list-item>
          </text:list>
        </text:list-item>
      </text:list>
      <text:p text:style-name="P6">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170" text:outline-level="3">Plano de controle de qualidade</text:h>
                </text:list-item>
              </text:list>
            </text:list-item>
          </text:list>
        </text:list-item>
      </text:list>
      <text:p text:style-name="P5">Deverão ser observados os seguintes itens de qualidade:</text:p>
      <text:list text:style-name="L8">
        <text:list-item>
          <text:p text:style-name="P87">Padrão de codificação em Java definido pela Sun [4<text:span text:style-name="T16">]. </text:span>Convém ressaltar que este padrão é aquele resultante da operação CTRL-SHIFT-F em arquivos .java quando se emprega o IDE Eclipse.</text:p>
        </text:list-item>
        <text:list-item>
          <text:p text:style-name="P87">Elaboração de testes de unidade. A cobertura do código deve ser de pelo menos 100%. </text:p>
        </text:list-item>
        <text:list-item>
          <text:p text:style-name="P87">Não é permitida nenhuma falha em testes de unidade.</text:p>
        </text:list-item>
        <text:list-item>
          <text:p text:style-name="P87">Não é permitida falha em testes de integração. </text:p>
        </text:list-item>
        <text:list-item>
          <text:p text:style-name="P87">Não é permitida falha em testes de aceitação. </text:p>
        </text:list-item>
        <text:list-item>
          <text:p text:style-name="P87">A arquitetura de software deverá observar o padrão IEEE 1471 [3<text:span text:style-name="T16">]</text:span>. </text:p>
        </text:list-item>
        <text:list-item>
          <text:p text:style-name="P87">Alterações neste documento não deverão introduzir não conformidades com a norma em [1<text:span text:style-name="T16">].</text:span></text:p>
        </text:list-item>
        <text:list-item>
          <text:p text:style-name="P121">Complexidade ciclomática média do código não deve ser superior a 15.</text:p>
        </text:list-item>
      </text:list>
      <text:list text:style-name="L1" text:continue-numbering="true">
        <text:list-item>
          <text:list text:continue-numbering="true">
            <text:list-item>
              <text:list text:continue-numbering="true">
                <text:list-item>
                  <text:h text:style-name="P159" text:outline-level="3">Plano de divulgação</text:h>
                </text:list-item>
              </text:list>
            </text:list-item>
          </text:list>
        </text:list-item>
      </text:list>
      <text:p text:style-name="P5">Correspondência eletrônica é o principal instrumento de divulgação. Em seguida, o portal de execução do projeto. Reuniões quinzenais serão empregadas para apresentar os resultados à toda a equipe de projeto, bem como colher sugestões de melhorias e tomada de decisão. </text:p>
      <text:p text:style-name="P5">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5">No âmbito do projeto a comunicação entre membros da equipe de projeto deverá observar o seguinte:</text:p>
      <text:list text:style-name="L9">
        <text:list-item>
          <text:p text:style-name="P94">Enviada a todos os membros do projeto se a questão for de interesse do projeto.</text:p>
        </text:list-item>
        <text:list-item>
          <text:p text:style-name="P94">Enviada exclusivamente a subconjunto dos membros caso a questão seja de interesse restrito.</text:p>
        </text:list-item>
        <text:list-item>
          <text:p text:style-name="P94">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159" text:outline-level="3">Plano de coleta de métricas do projeto</text:h>
                </text:list-item>
              </text:list>
            </text:list-item>
          </text:list>
        </text:list-item>
      </text:list>
      <text:p text:style-name="P5">Não serão coletadas métricas de projeto, nem métricas de processo. Há métricas empregadas, por outro lado, da perspectiva de qualidade do produto. Veja seção pertinente.</text:p>
      <text:list text:style-name="L1" text:continue-numbering="true">
        <text:list-item>
          <text:list text:continue-numbering="true">
            <text:list-item>
              <text:h text:style-name="P124" text:outline-level="2">Plano de gerência de riscos</text:h>
            </text:list-item>
          </text:list>
        </text:list-item>
      </text:list>
      <text:p text:style-name="P5">Toda a documentação dos riscos será fornecida no presente documento e especificamente nesta seção. A gerência dos riscos será exercida pelo gerente de projeto. O acompanhamento dos riscos será relatado em todas as reuniões quinzenais.</text:p>
      <text:p text:style-name="P5">Os riscos relevantes são fornecidos abaixo em ordem decrescente do produto entre impacto e probabilidade de ocorrência. </text:p>
      <text:list text:style-name="L10">
        <text:list-item>
          <text:p text:style-name="P97"><text:span text:style-name="T14">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97"><text:span text:style-name="T14">Baixa produtividade</text:span>. A produtividade pode comprometer o mínimo de implementação de 60% dos requisitos do Escola. Mitigação: fazer uso de horas adicionais, em total de cerca de 500 horas a serem empregadas no projeto. </text:p>
        </text:list-item>
        <text:list-item>
          <text:p text:style-name="P97"><text:span text:style-name="T15">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14">mentoring </text:span><text:span text:style-name="T12">e </text:span><text:span text:style-name="T14">coaching</text:span><text:span text:style-name="T12">) executado pelo gerente de projeto durante as reuniões quinzenais.</text:span></text:p>
        </text:list-item>
      </text:list>
      <text:p text:style-name="P6">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124" text:outline-level="2"><text:s/>Plano de fechamento do projeto</text:h>
            </text:list-item>
          </text:list>
        </text:list-item>
      </text:list>
      <text:p text:style-name="P5">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148">Planos de processos técnicos</text:p>
          <text:list>
            <text:list-item>
              <text:h text:style-name="P124" text:outline-level="2"><text:s/>Modelo de processo</text:h>
            </text:list-item>
          </text:list>
        </text:list-item>
      </text:list>
      <text:p text:style-name="P5">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5">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5">Reuniões quinzenais poderão ser empregadas para acompanhamento das atividades do projeto, esclarecimento de dúvidas, discussões e outras ações que se fizerem necessárias. </text:p>
      <text:p text:style-name="P5">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124" text:outline-level="2">Métodos, ferramentas e técnicas</text:h>
            </text:list-item>
          </text:list>
        </text:list-item>
      </text:list>
      <text:p text:style-name="P9">Toda e qualquer ferramenta a ser empregada deverá ser definida por versão bem definida do Kyrios Ambiente de Desenvolvimento (Kad) [5<text:span text:style-name="T16">]</text:span>. Para este projeto, todos os membros empregarão a mesma versão do KAD, não sendo facultada a opção por outra ferramenta não presente na distribuição definida. </text:p>
      <text:p text:style-name="P9">Adicionalmente ao KAD serão empregadas outras ferramentas. Nem todas elas estão aqui documentadas, o que significa que são de uso restrito por apenas alguns membros da equipe, por exemplo, o gerente de projeto, ou que há liberdade por parte do membro em empregar a ferramenta que considerar apropriada (por exemplo, leitor de email).</text:p>
      <text:p text:style-name="P9">Em tempo, todos os textos (documentos, artefatos, planos e outros) produzidos deverão utilizar o OpenOffice2.0 ou versão mais recente. Por exemplo, os planos de gerência do projeto e outros documentos como a descrição da arquitetura de software deverão empregar a ferramenta citada.</text:p>
      <text:list text:style-name="L1" text:continue-numbering="true">
        <text:list-item>
          <text:list text:continue-numbering="true">
            <text:list-item>
              <text:h text:style-name="P142" text:outline-level="2">Plano de infra-estrutura</text:h>
            </text:list-item>
          </text:list>
        </text:list-item>
      </text:list>
      <text:p text:style-name="P5">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124" text:outline-level="2">Plano de aceitação do produto</text:h>
            </text:list-item>
          </text:list>
        </text:list-item>
      </text:list>
      <text:p text:style-name="P5">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148">Planos de processos de suporte</text:p>
          <text:list>
            <text:list-item>
              <text:h text:style-name="P124" text:outline-level="2">Plano de gerência de configuração</text:h>
            </text:list-item>
          </text:list>
        </text:list-item>
      </text:list>
      <text:p text:style-name="P5">A gerencia de configuração fará uso extensivo da ferramenta de controle de versão Subversion. O repositório disponível para os desenvolvedores faz uso do URL abaixo</text:p>
      <text:p text:style-name="P10">https://&lt;user&gt;@svn.berlios.de/svnroot/repos/escola/trunk</text:p>
      <text:p text:style-name="P11">A partir do URL acima, todo desenvolvedor poderá gerar cópias de trabalho e atualizar o repositório.</text:p>
      <text:p text:style-name="P5">A configuração do Escola inclui os seguintes itens:</text:p>
      <text:list text:style-name="L11">
        <text:list-item>
          <text:p text:style-name="P111">Alguns documentos serão fornecidos no repositório <text:span text:style-name="T17">docs</text:span>. Neste diretório deve residir a documentação pertinente à gerência do projeto, por exemplo, o presente documento.</text:p>
        </text:list-item>
      </text:list>
      <text:list text:style-name="L12">
        <text:list-item>
          <text:p text:style-name="P100">No repositório componentes encontrar-se-ão os vários componentes do Escola 1.0. Cada um em seu próprio repositório, conforme indicado abaixo:</text:p>
          <text:list>
            <text:list-item>
              <text:p text:style-name="P100">Artefatos de instalação estarão no repositório <text:span text:style-name="T17">instalacao</text:span> (observe a ausência de acentos e cedilha). Neste diretório deve ser depositado os produtos correspondentes ao pacote de trabalho identificado por Instalação (I). </text:p>
            </text:list-item>
            <text:list-item>
              <text:p text:style-name="P100">O pacote de trabalho pessoas físicas e jurídicas terá seus produtos correspondentes depositados no repositório <text:span text:style-name="T17">pfj.</text:span></text:p>
            </text:list-item>
            <text:list-item>
              <text:p text:style-name="P113"><text:bookmark-start text:name="DDE_LINK1"/>O pacote de trabalho administração de curso terá seus produtos correspondentes depositados no repositório <text:span text:style-name="T17">admc</text:span><text:span text:style-name="T5">.</text:span></text:p>
            </text:list-item>
            <text:list-item>
              <text:p text:style-name="P113"><text:bookmark-end text:name="DDE_LINK1"/><text:span text:style-name="T5">O pacote de trabalho notas e freqüências terá seus produtos correspondentes depositados no repositório </text:span><text:span text:style-name="T17">nf</text:span><text:span text:style-name="T5">.</text:span></text:p>
            </text:list-item>
            <text:list-item>
              <text:p text:style-name="P113"><text:span text:style-name="T5">O pacote de trabalho controle de acesso terá seus produtos correspondentes depositados no repositório </text:span><text:span text:style-name="T17">ca</text:span><text:span text:style-name="T5">.</text:span></text:p>
            </text:list-item>
            <text:list-item>
              <text:p text:style-name="P113"><text:span text:style-name="T5">O pacote de trabalho avaliação do corpo docente terá seus produtos correspondentes depositados no repositório </text:span><text:span text:style-name="T17">acd</text:span><text:span text:style-name="T5">.</text:span></text:p>
            </text:list-item>
            <text:list-item>
              <text:p text:style-name="P113"><text:span text:style-name="T5">O pacote de trabalho serviços terá seus produtos correspondentes depositados no repositório </text:span><text:span text:style-name="T17">servicos</text:span><text:span text:style-name="T5">.</text:span></text:p>
            </text:list-item>
          </text:list>
        </text:list-item>
        <text:list-item>
          <text:p text:style-name="P113"><text:span text:style-name="T5">O pacote de trabalho arquitetura terá seus produtos correspondentes depositados no repositório </text:span><text:span text:style-name="T17">arquitetura</text:span><text:span text:style-name="T5">.</text:span></text:p>
        </text:list-item>
        <text:list-item>
          <text:p text:style-name="P100">Parte do pacote de trabalho infra-estrutura exige a produção de artefatos necessários à geração freqüentes de <text:span text:style-name="T14">builds</text:span><text:span text:style-name="T12">, inclusive de forma automática. Tais produtos serão depositados no repositório </text:span><text:span text:style-name="T13">luntbuild.</text:span></text:p>
        </text:list-item>
        <text:list-item>
          <text:p text:style-name="P100">Artefatos de código pertinentes a testes de integração e testes de aceitação deverão estar disponíveis no repositório <text:span text:style-name="T17">testes</text:span>.</text:p>
        </text:list-item>
        <text:list-item>
          <text:p text:style-name="P100">Versão executável (binários) estarão no repositório <text:span text:style-name="T17">bin</text:span>. </text:p>
        </text:list-item>
        <text:list-item>
          <text:p text:style-name="P100">Artefatos de gerência de projeto estarão no repositório <text:span text:style-name="T17">docs/gerencia</text:span>.</text:p>
        </text:list-item>
        <text:list-item>
          <text:p text:style-name="P100">Artefatos pertinentes à pagina do projeto na web estarão no repositório <text:span text:style-name="T17">hp.</text:span></text:p>
          <text:p text:style-name="P100"/>
        </text:list-item>
      </text:list>
      <text:p text:style-name="P5">Regras de utilização do repositório do Escola:</text:p>
      <text:list text:style-name="L13">
        <text:list-item>
          <text:p text:style-name="P61">Todo membro de equipe terá a liberdade de criar subdiretórios e outros artefatos exclusivamente no repositório correspondente, conforme a indicação acima.</text:p>
        </text:list-item>
      </text:list>
      <text:p text:style-name="P6"/>
      <text:list text:style-name="L1" text:continue-numbering="true">
        <text:list-item>
          <text:list text:continue-numbering="true">
            <text:list-item>
              <text:h text:style-name="P124" text:outline-level="2">Plano de validação e verificação</text:h>
            </text:list-item>
          </text:list>
        </text:list-item>
      </text:list>
      <text:p text:style-name="P5">Atividades de controle de qualidade inclui inspeções de código além da elaboração de testes de integração e de aceitação. </text:p>
      <text:list text:style-name="L1" text:continue-numbering="true">
        <text:list-item>
          <text:list text:continue-numbering="true">
            <text:list-item>
              <text:h text:style-name="P124" text:outline-level="2">Plano de documentação</text:h>
            </text:list-item>
          </text:list>
        </text:list-item>
      </text:list>
      <text:p text:style-name="P5">Toda a documentação gerada por este projeto inclui: (a) arquitetura de software (deverá seguir a norma internacional apresentada em [3<text:span text:style-name="T16">])</text:span><text:span text:style-name="T12">; (b) documentação de desenvolvedor (deverá incluir boa parte das informações geradas pela atividade de projeto de software) e (c) documentação de instalação. </text:span></text:p>
      <text:p text:style-name="P6">Não há formatos específicos nem modelos a serem seguidos, exceto para a arquitetura de software, conforme documentado. </text:p>
      <text:list text:style-name="L1" text:continue-numbering="true">
        <text:list-item>
          <text:list text:continue-numbering="true">
            <text:list-item>
              <text:h text:style-name="P124" text:outline-level="2">Plano de garantia da qualidade</text:h>
            </text:list-item>
          </text:list>
        </text:list-item>
      </text:list>
      <text:p text:style-name="P5">Garantia da qualidade será exercida por:</text:p>
      <text:list text:style-name="L14">
        <text:list-item>
          <text:p text:style-name="P106">Elaboração de testes de unidade juntamente com os <text:span text:style-name="T14">builds </text:span><text:span text:style-name="T12">diários.</text:span></text:p>
        </text:list-item>
        <text:list-item>
          <text:p text:style-name="P60">Elaboração dos testes de integração e de aceitação.</text:p>
        </text:list-item>
        <text:list-item>
          <text:p text:style-name="P106">Ao término de cada iteração por avaliação dos produtos gerados em relação aos requisitos estabelecidos (executado pela própria equipe de desenvolvimento).</text:p>
        </text:list-item>
        <text:list-item>
          <text:p text:style-name="P106">Nos marcos do projeto (reuniões quinzenais) onde cada membro da equipe de projeto poderá propor mudanças e/ou sugestões de melhorias para não conformidades eventualmente detectadas.</text:p>
        </text:list-item>
        <text:list-item>
          <text:p text:style-name="P106">Conformidade da arquitetura de software com o padrão em [3<text:span text:style-name="T16">].</text:span></text:p>
        </text:list-item>
        <text:list-item>
          <text:p text:style-name="P122">Conformidade de todo o código gerado com o padrão de codificação da Sun descrito em [4].</text:p>
        </text:list-item>
      </text:list>
      <text:list text:style-name="L1" text:continue-numbering="true">
        <text:list-item>
          <text:list text:continue-numbering="true">
            <text:list-item>
              <text:h text:style-name="P124" text:outline-level="2">Plano de auditorias e revisões</text:h>
            </text:list-item>
          </text:list>
        </text:list-item>
      </text:list>
      <text:p text:style-name="P5">Não se aplica.</text:p>
      <text:list text:style-name="L1" text:continue-numbering="true">
        <text:list-item>
          <text:list text:continue-numbering="true">
            <text:list-item>
              <text:h text:style-name="P124" text:outline-level="2">Plano de resolução de problemas</text:h>
            </text:list-item>
          </text:list>
        </text:list-item>
      </text:list>
      <text:p text:style-name="P5">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124" text:outline-level="2">Planos de gerência de subcontratados</text:h>
            </text:list-item>
          </text:list>
        </text:list-item>
      </text:list>
      <text:p text:style-name="P5">Não se aplica.</text:p>
      <text:list text:style-name="L1" text:continue-numbering="true">
        <text:list-item>
          <text:list text:continue-numbering="true">
            <text:list-item>
              <text:h text:style-name="P124" text:outline-level="2">Plano de melhoria de processo</text:h>
            </text:list-item>
          </text:list>
        </text:list-item>
      </text:list>
      <text:p text:style-name="P5">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3</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3</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5/03/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3</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lucena</dc:creator>
    <dc:date>2007-06-20T19:01:25</dc:date>
    <meta:printed-by>a a</meta:printed-by>
    <meta:print-date>2007-03-07T12:01:56</meta:print-date>
    <meta:keyword>management plans</meta:keyword>
    <meta:keyword>software project management plans</meta:keyword>
    <meta:keyword>IT project management plans</meta:keyword>
    <dc:language>pt-BR</dc:language>
    <meta:editing-cycles>427</meta:editing-cycles>
    <meta:editing-duration>P1DT3H57M10S</meta:editing-duration>
    <meta:user-defined meta:name="Info 1"/>
    <meta:user-defined meta:name="Info 2"/>
    <meta:user-defined meta:name="Info 3"/>
    <meta:user-defined meta:name="Info 4"/>
    <meta:document-statistic meta:table-count="5" meta:image-count="0" meta:object-count="0" meta:page-count="14" meta:paragraph-count="268" meta:word-count="3938" meta:character-count="25418"/>
  </office:meta>
</office:document-meta>
</file>